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82in" fo:margin-left="0.0236in" fo:margin-right="-0.0368in" table:align="margins"/>
    </style:style>
    <style:style style:name="Table4.A" style:family="table-column">
      <style:table-column-properties style:column-width="1.2424in" style:rel-column-width="11734*"/>
    </style:style>
    <style:style style:name="Table4.B" style:family="table-column">
      <style:table-column-properties style:column-width="5.6958in" style:rel-column-width="53801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fo:language="es" fo:country="CO"/>
    </style:style>
    <style:style style:name="P3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4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Table_20_Contents">
      <style:paragraph-properties fo:text-align="justify" style:justify-single-word="false"/>
      <style:text-properties fo:language="es" fo:country="CO"/>
    </style:style>
    <style:style style:name="P15" style:family="paragraph" style:parent-style-name="Standard">
      <style:text-properties fo:language="es" fo:country="CO"/>
    </style:style>
    <style:style style:name="P16" style:family="paragraph" style:parent-style-name="Standard">
      <style:text-properties fo:language="es" fo:country="CO"/>
    </style:style>
    <style:style style:name="P17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style:snap-to-layout-grid="false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22" style:family="paragraph" style:parent-style-name="Table_20_Contents">
      <style:paragraph-properties fo:text-align="justify" style:justify-single-word="false"/>
      <style:text-properties fo:language="es" fo:country="CO"/>
    </style:style>
    <style:style style:name="T1" style:family="text">
      <style:text-properties style:font-name="Calibri" fo:font-size="10pt" style:font-size-asian="10pt"/>
    </style:style>
    <style:style style:name="T2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language="es" fo:country="CO" style:font-size-asian="10pt" style:font-size-complex="10pt"/>
    </style:style>
    <style:style style:name="T4" style:family="text">
      <style:text-properties style:font-name="Calibri" fo:font-size="10pt" style:font-size-asian="10pt"/>
    </style:style>
  </office:automatic-styles>
  <office:body>
    <office:text text:use-soft-page-breaks="true">
      <text:tracked-changes>
        <text:changed-region text:id="ct847662500">
          <text:format-change>
            <office:change-info>
              <dc:creator>unknown</dc:creator>
              <dc:date>2010-06-01T09:41:00</dc:date>
            </office:change-info>
          </text:format-change>
        </text:changed-region>
        <text:changed-region text:id="ct84196183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41962168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4196149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6252121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768209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4764274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768388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768400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768456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7684112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37683216">
          <text:insertion>
            <office:change-info>
              <dc:creator>unknown</dc:creator>
              <dc:date>2010-06-10T08:38:00</dc:date>
            </office:change-info>
          </text:insertion>
        </text:changed-region>
        <text:changed-region text:id="ct86252233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9838344">
          <text:deletion>
            <office:change-info>
              <dc:creator>unknown</dc:creator>
              <dc:date>2010-06-01T10:40:00</dc:date>
            </office:change-info>
            <text:p text:style-name="P1">6</text:p>
          </text:deletion>
        </text:changed-region>
        <text:changed-region text:id="ct838960568">
          <text:insertion>
            <office:change-info>
              <dc:creator>unknown</dc:creator>
              <dc:date>2010-06-10T08:39:00</dc:date>
            </office:change-info>
          </text:insertion>
        </text:changed-region>
        <text:changed-region text:id="ct85983666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1948476">
          <text:deletion>
            <office:change-info>
              <dc:creator>unknown</dc:creator>
              <dc:date>2010-06-01T10:40:00</dc:date>
            </office:change-info>
            <text:p text:style-name="P1">horas </text:p>
          </text:deletion>
        </text:changed-region>
        <text:changed-region text:id="ct841949036">
          <text:insertion>
            <office:change-info>
              <dc:creator>unknown</dc:creator>
              <dc:date>2010-06-01T10:40:00</dc:date>
            </office:change-info>
          </text:insertion>
        </text:changed-region>
        <text:changed-region text:id="ct84194892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983688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7681872">
          <text:deletion>
            <office:change-info>
              <dc:creator>unknown</dc:creator>
              <dc:date>2010-11-04T11:29:00</dc:date>
            </office:change-info>
            <text:p text:style-name="P1">U</text:p>
          </text:deletion>
        </text:changed-region>
        <text:changed-region text:id="ct837681984">
          <text:deletion>
            <office:change-info>
              <dc:creator>unknown</dc:creator>
              <dc:date>2010-11-04T11:29:00</dc:date>
            </office:change-info>
            <text:p text:style-name="P1">G</text:p>
          </text:deletion>
        </text:changed-region>
        <text:changed-region text:id="ct837682768">
          <text:insertion>
            <office:change-info>
              <dc:creator>unknown</dc:creator>
              <dc:date>2010-11-04T11:29:00</dc:date>
            </office:change-info>
          </text:insertion>
        </text:changed-region>
        <text:changed-region text:id="ct84216523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1945116">
          <text:deletion>
            <office:change-info>
              <dc:creator>unknown</dc:creator>
              <dc:date>2010-06-01T10:40:00</dc:date>
            </office:change-info>
            <text:p text:style-name="P1">0</text:p>
          </text:deletion>
        </text:changed-region>
        <text:changed-region text:id="ct862338344">
          <text:insertion>
            <office:change-info>
              <dc:creator>unknown</dc:creator>
              <dc:date>2010-06-10T08:39:00</dc:date>
            </office:change-info>
          </text:insertion>
        </text:changed-region>
        <text:changed-region text:id="ct84735010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6477288">
          <text:deletion>
            <office:change-info>
              <dc:creator>unknown</dc:creator>
              <dc:date>2010-05-13T09:11:00</dc:date>
            </office:change-info>
            <text:p text:style-name="P2"><text:span text:style-name="T1"/></text:p>
            <text:p text:style-name="P3"/>
            <text:p text:style-name="P2"><text:span text:style-name="T1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span></text:p>
          </text:deletion>
        </text:changed-region>
        <text:changed-region text:id="ct862591524">
          <text:deletion>
            <office:change-info>
              <dc:creator>unknown</dc:creator>
              <dc:date>2010-05-13T09:07:00</dc:date>
            </office:change-info>
            <text:p text:style-name="P2"><text:span text:style-name="T1">Esta historia de usuario se encarga del ingreso al sistema por parte del usuario.</text:span></text:p>
          </text:deletion>
        </text:changed-region>
        <text:changed-region text:id="ct837267312">
          <text:insertion>
            <office:change-info>
              <dc:creator>unknown</dc:creator>
              <dc:date>2010-06-10T08:40:00</dc:date>
            </office:change-info>
          </text:insertion>
        </text:changed-region>
        <text:changed-region text:id="ct841961720">
          <text:insertion>
            <office:change-info>
              <dc:creator>unknown</dc:creator>
              <dc:date>2010-06-10T08:41:00</dc:date>
            </office:change-info>
          </text:insertion>
        </text:changed-region>
        <text:changed-region text:id="ct862591748">
          <text:insertion>
            <office:change-info>
              <dc:creator>unknown</dc:creator>
              <dc:date>2010-06-10T08:42:00</dc:date>
            </office:change-info>
          </text:insertion>
        </text:changed-region>
        <text:changed-region text:id="ct859838120">
          <text:insertion>
            <office:change-info>
              <dc:creator>unknown</dc:creator>
              <dc:date>2010-06-10T08:43:00</dc:date>
            </office:change-info>
          </text:insertion>
        </text:changed-region>
        <text:changed-region text:id="ct859837112">
          <text:insertion>
            <office:change-info>
              <dc:creator>unknown</dc:creator>
              <dc:date>2010-06-10T08:44:00</dc:date>
            </office:change-info>
          </text:insertion>
        </text:changed-region>
        <text:changed-region text:id="ct859839128">
          <text:insertion>
            <office:change-info>
              <dc:creator>unknown</dc:creator>
              <dc:date>2010-06-10T08:49:00</dc:date>
            </office:change-info>
          </text:insertion>
        </text:changed-region>
        <text:changed-region text:id="ct842162544">
          <text:insertion>
            <office:change-info>
              <dc:creator>unknown</dc:creator>
              <dc:date>2010-06-10T08:51:00</dc:date>
            </office:change-info>
          </text:insertion>
        </text:changed-region>
        <text:changed-region text:id="ct862519984">
          <text:insertion>
            <office:change-info>
              <dc:creator>unknown</dc:creator>
              <dc:date>2010-06-10T08:52:00</dc:date>
            </office:change-info>
          </text:insertion>
        </text:changed-region>
        <text:changed-region text:id="ct836477400">
          <text:insertion>
            <office:change-info>
              <dc:creator>unknown</dc:creator>
              <dc:date>2010-06-10T08:53:00</dc:date>
            </office:change-info>
          </text:insertion>
        </text:changed-region>
        <text:changed-region text:id="ct836850820">
          <text:insertion>
            <office:change-info>
              <dc:creator>unknown</dc:creator>
              <dc:date>2010-06-10T08:54:00</dc:date>
            </office:change-info>
          </text:insertion>
        </text:changed-region>
        <text:changed-region text:id="ct84196160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62592532">
          <text:deletion>
            <office:change-info>
              <dc:creator>unknown</dc:creator>
              <dc:date>2010-06-01T09:45:00</dc:date>
            </office:change-info>
            <text:p text:style-name="P1">Si el nombre de usuario o la contraseña son incorrectas el sistema muestra un mensaje informando el error y devuelve al usuario a la pantalla de ingreso.</text:p>
          </text:deletion>
        </text:changed-region>
        <text:changed-region text:id="ct86252132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6251942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6258995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6271420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6233711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66947896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6694778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6694767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66947560">
          <text:insertion>
            <office:change-info>
              <dc:creator>unknown</dc:creator>
              <dc:date>2010-06-01T10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"><text:change-start text:change-id="ct847662500"/>Control de Versiones del Documento<text:change-end text:change-id="ct847662500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<text:change-start text:change-id="ct841961832"/>Versión<text:change-end text:change-id="ct841961832"/></text:p>
          </table:table-cell>
          <table:table-cell table:style-name="Table3.A2" office:value-type="string">
            <text:p text:style-name="P1"><text:change-start text:change-id="ct841962168"/>Creación<text:change-end text:change-id="ct841962168"/></text:p>
          </table:table-cell>
          <table:table-cell table:style-name="Table3.A2" office:value-type="string">
            <text:p text:style-name="P1"><text:change-start text:change-id="ct841961496"/>Liberación<text:change-end text:change-id="ct841961496"/></text:p>
          </table:table-cell>
          <table:table-cell table:style-name="Table3.A2" office:value-type="string">
            <text:p text:style-name="P1"><text:change-start text:change-id="ct862521216"/>Descripción del Cambio<text:change-end text:change-id="ct862521216"/></text:p>
          </table:table-cell>
          <table:table-cell table:style-name="Table3.E2" office:value-type="string">
            <text:p text:style-name="P1"><text:change-start text:change-id="ct837682096"/>Autores<text:change-end text:change-id="ct837682096"/></text:p>
          </table:table-cell>
        </table:table-row>
        <table:table-row>
          <table:table-cell table:style-name="Table3.A2" office:value-type="string">
            <text:p text:style-name="P1"><text:change-start text:change-id="ct847642744"/>1<text:change-end text:change-id="ct847642744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change-start text:change-id="ct837683888"/>Prioridad<text:change-end text:change-id="ct837683888"/></text:p>
          </table:table-cell>
          <table:table-cell table:style-name="Table4.B1" office:value-type="string">
            <text:p text:style-name="P1"><text:change-start text:change-id="ct837684000"/>Alta<text:change-end text:change-id="ct837684000"/></text:p>
          </table:table-cell>
        </table:table-row>
        <table:table-row>
          <table:table-cell table:style-name="Table4.A2" office:value-type="string">
            <text:p text:style-name="P1"><text:change-start text:change-id="ct837684560"/>Actores<text:change-end text:change-id="ct837684560"/></text:p>
          </table:table-cell>
          <table:table-cell table:style-name="Table4.B2" office:value-type="string">
            <text:p text:style-name="P1"><text:change text:change-id="ct837684112"/><text:change-start text:change-id="ct837683216"/>OPDI Analisis<text:change-end text:change-id="ct837683216"/></text:p>
          </table:table-cell>
        </table:table-row>
        <table:table-row>
          <table:table-cell table:style-name="Table4.A2" office:value-type="string">
            <text:p text:style-name="P1"><text:change-start text:change-id="ct862522336"/>Estimación<text:change-end text:change-id="ct862522336"/></text:p>
          </table:table-cell>
          <table:table-cell table:style-name="Table4.B2" office:value-type="string">
            <text:p text:style-name="P1"><text:change text:change-id="ct859838344"/><text:change-start text:change-id="ct838960568"/>4<text:change-end text:change-id="ct838960568"/><text:change-start text:change-id="ct859836664"/> <text:change-end text:change-id="ct859836664"/><text:change text:change-id="ct841948476"/><text:change-start text:change-id="ct841949036"/>Días<text:change-end text:change-id="ct841949036"/></text:p>
          </table:table-cell>
        </table:table-row>
        <table:table-row>
          <table:table-cell table:style-name="Table4.A2" office:value-type="string">
            <text:p text:style-name="P1"><text:change-start text:change-id="ct841948924"/>Dependencia<text:change-end text:change-id="ct841948924"/></text:p>
          </table:table-cell>
          <table:table-cell table:style-name="Table4.B2" office:value-type="string">
            <text:p text:style-name="P1"><text:change-start text:change-id="ct859836888"/>HU-M<text:change-end text:change-id="ct859836888"/><text:change text:change-id="ct837681872"/><text:change text:change-id="ct837681984"/><text:change-start text:change-id="ct837682768"/>AS<text:change-end text:change-id="ct837682768"/><text:change-start text:change-id="ct842165232"/>-0<text:change-end text:change-id="ct842165232"/><text:change text:change-id="ct841945116"/><text:change-start text:change-id="ct862338344"/>4<text:change-end text:change-id="ct862338344"/></text:p>
          </table:table-cell>
        </table:table-row>
        <table:table-row>
          <table:table-cell table:style-name="Table4.A2" office:value-type="string">
            <text:p text:style-name="P1"><text:change-start text:change-id="ct847350108"/>Descripción<text:change-end text:change-id="ct847350108"/></text:p>
          </table:table-cell>
          <table:table-cell table:style-name="Table4.B2" office:value-type="string">
            <text:p text:style-name="P2"><text:change text:change-id="ct836477288"/><text:change text:change-id="ct862591524"/><text:change-start text:change-id="ct837267312"/><text:span text:style-name="T1">Para revisar una solicitud hay que presionar la opcion ”Revisar solicitud”, a lo que el sistema despli</text:span><text:change-end text:change-id="ct837267312"/><text:change-start text:change-id="ct841961720"/><text:span text:style-name="T1">ega una tabla con la lista de las solicitudes que estan “Solicitadas”</text:span><text:change-end text:change-id="ct841961720"/><text:change-start text:change-id="ct862591748"/><text:span text:style-name="T1"> y la opcion “Revisar Solicitud”. Hay que selecionar la solicitud que se quiera revisar y presion</text:span><text:change-end text:change-id="ct862591748"/><text:change-start text:change-id="ct859838120"/><text:span text:style-name="T1">ar “Revisar Solicitud”. El sistema actualiza el area central con un panel que contiene en la parte superior los formularios con la información de la soli</text:span><text:change-end text:change-id="ct859838120"/><text:change-start text:change-id="ct859837112"/><text:span text:style-name="T1">citud y en la parte inferior un area de texto para ingresar los comentarios y/o observaciones que hay que hacer a la solicitud en esta se encuentran los botones “Devolver”, “Guardar”. Para terminar el proceso de revision hay que presionar </text:span><text:change-end text:change-id="ct859837112"/><text:change-start text:change-id="ct859839128"/><text:span text:style-name="T1">uno de los dos botones.</text:span></text:p>
            <text:p text:style-name="P3"/>
            <text:p text:style-name="P3">Para regresar la solicitud al solicitante con los comentarios echos a esta hay que presionar el boton “Devolver”, esto cambia el estado de la solicitud a pendiente de información y regresa la solicitud al solicitante para que este realice los cambios pertinentes dado los comentarios echos, a la solicitud, por parte del revisor.</text:p>
            <text:p text:style-name="P3"/>
            <text:p text:style-name="P2"><text:change-end text:change-id="ct859839128"/><text:change-start text:change-id="ct842162544"/><text:span text:style-name="T1">Para </text:span><text:change-end text:change-id="ct842162544"/><text:change-start text:change-id="ct862519984"/><text:span text:style-name="T1">enviar la solicitud a analisis se presiona el boton “Guardar”, esto </text:span><text:change-end text:change-id="ct862519984"/><text:change-start text:change-id="ct836477400"/><text:span text:style-name="T1">cambia el estado de la solicitud a “Analisis”</text:span><text:change-end text:change-id="ct836477400"/><text:change-start text:change-id="ct836850820"/><text:span text:style-name="T1"> lo que indica que ha pasado la revision y que ahora debe ser analizada por el Analista de la OPDI.</text:span><text:change-end text:change-id="ct836850820"/></text:p>
          </table:table-cell>
        </table:table-row>
        <table:table-row>
          <table:table-cell table:style-name="Table4.A2" office:value-type="string">
            <text:p text:style-name="P1"><text:change-start text:change-id="ct841961608"/>Observaciones<text:change-end text:change-id="ct841961608"/></text:p>
          </table:table-cell>
          <table:table-cell table:style-name="Table4.B2" office:value-type="string">
            <text:p text:style-name="P1"><text:change text:change-id="ct862592532"/></text:p>
          </table:table-cell>
        </table:table-row>
        <table:table-row>
          <table:table-cell table:style-name="Table4.A2" office:value-type="string">
            <text:p text:style-name="P1"><text:change-start text:change-id="ct862521328"/>Fecha de Prueba<text:change-end text:change-id="ct862521328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"><text:change-start text:change-id="ct862519424"/><text:soft-page-break/>Contacto<text:change-end text:change-id="ct862519424"/></text:p>
          </table:table-cell>
          <table:table-cell table:style-name="Table4.B2" office:value-type="string">
            <text:p text:style-name="Standard"><text:change-start text:change-id="ct862589956"/><text:span text:style-name="Fuente_20_de_20_párrafo_20_predeter."><text:span text:style-name="T2">Nombre: </text:span></text:span><text:change-end text:change-id="ct862589956"/><text:change-start text:change-id="ct836271420"/><text:span text:style-name="Fuente_20_de_20_párrafo_20_predeter."><text:span text:style-name="T2"><text:s/></text:span></text:span><text:change-end text:change-id="ct836271420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62337112"/>Teléfono:<text:change-end text:change-id="ct862337112"/><text:change-start text:change-id="ct866947896"/> <text:change-end text:change-id="ct86694789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66947784"/>E-mail:<text:change-end text:change-id="ct866947784"/><text:change-start text:change-id="ct866947672"/> <text:change-end text:change-id="ct866947672"/></text:p>
          </table:table-cell>
        </table:table-row>
      </table:table>
      <text:p text:style-name="Standard"><text:change-start text:change-id="ct866947560"/></text:p>
      <text:p text:style-name="Standard"><text:change-end text:change-id="ct8669475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47252448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47348764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47658288">
            <text:deletion>
              <office:change-info>
                <dc:creator>unknown</dc:creator>
                <dc:date>2010-12-02T11:39:00</dc:date>
              </office:change-info>
              <text:p text:style-name="P4">ODPI</text:p>
            </text:deletion>
          </text:changed-region>
          <text:changed-region text:id="ct847655040">
            <text:insertion>
              <office:change-info>
                <dc:creator>unknown</dc:creator>
                <dc:date>2010-12-02T11:39:00</dc:date>
              </office:change-info>
            </text:insertion>
          </text:changed-region>
          <text:changed-region text:id="ct84763363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7258520">
            <text:deletion>
              <office:change-info>
                <dc:creator>unknown</dc:creator>
                <dc:date>2010-06-01T10:40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47630720">
            <text:insertion>
              <office:change-info>
                <dc:creator>unknown</dc:creator>
                <dc:date>2010-06-10T08:38:00</dc:date>
              </office:change-info>
            </text:insertion>
          </text:changed-region>
          <text:changed-region text:id="ct84764375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780239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9203136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47251888">
            <text:deletion>
              <office:change-info>
                <dc:creator>unknown</dc:creator>
                <dc:date>2010-06-01T10:41:00</dc:date>
              </office:change-info>
              <text:p text:style-name="P5"><text:span text:style-name="Fuente_20_de_20_párrafo_20_predeter."><text:span text:style-name="T2"><text:s/>usuario.</text:span></text:span></text:p>
            </text:deletion>
          </text:changed-region>
          <text:changed-region text:id="ct836850036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27670372">
            <text:insertion>
              <office:change-info>
                <dc:creator>unknown</dc:creator>
                <dc:date>2010-06-10T08:38:00</dc:date>
              </office:change-info>
            </text:insertion>
          </text:changed-region>
          <text:changed-region text:id="ct827766440">
            <text:insertion>
              <office:change-info>
                <dc:creator>unknown</dc:creator>
                <dc:date>2010-06-10T08:39:00</dc:date>
              </office:change-info>
            </text:insertion>
          </text:changed-region>
          <text:changed-region text:id="ct84724436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7348988">
            <text:deletion>
              <office:change-info>
                <dc:creator>unknown</dc:creator>
                <dc:date>2010-11-04T11:29:00</dc:date>
              </office:change-info>
              <text:p text:style-name="P7">U</text:p>
            </text:deletion>
          </text:changed-region>
          <text:changed-region text:id="ct860734588">
            <text:deletion>
              <office:change-info>
                <dc:creator>unknown</dc:creator>
                <dc:date>2010-11-04T11:29:00</dc:date>
              </office:change-info>
              <text:p text:style-name="P7">G</text:p>
            </text:deletion>
          </text:changed-region>
          <text:changed-region text:id="ct836853172">
            <text:insertion>
              <office:change-info>
                <dc:creator>unknown</dc:creator>
                <dc:date>2010-11-04T11:29:00</dc:date>
              </office:change-info>
            </text:insertion>
          </text:changed-region>
          <text:changed-region text:id="ct8478039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7253008">
            <text:deletion>
              <office:change-info>
                <dc:creator>unknown</dc:creator>
                <dc:date>2010-06-01T10:39:00</dc:date>
              </office:change-info>
              <text:p text:style-name="P7">1</text:p>
            </text:deletion>
          </text:changed-region>
          <text:changed-region text:id="ct847253232">
            <text:insertion>
              <office:change-info>
                <dc:creator>unknown</dc:creator>
                <dc:date>2010-06-10T08:39:00</dc:date>
              </office:change-info>
            </text:insertion>
          </text:changed-region>
          <text:changed-region text:id="ct84725043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2776610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27766552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47269632">
            <text:insertion>
              <office:change-info>
                <dc:creator>unknown</dc:creator>
                <dc:date>2010-06-10T08:39:00</dc:date>
              </office:change-info>
            </text:insertion>
          </text:changed-region>
          <text:changed-region text:id="ct84216556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7265824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47269924">
            <text:deletion>
              <office:change-info>
                <dc:creator>unknown</dc:creator>
                <dc:date>2010-06-08T09:02:00</dc:date>
              </office:change-info>
              <text:p text:style-name="P7">0</text:p>
            </text:deletion>
          </text:changed-region>
          <text:changed-region text:id="ct847261320">
            <text:insertion>
              <office:change-info>
                <dc:creator>unknown</dc:creator>
                <dc:date>2010-06-08T09:02:00</dc:date>
              </office:change-info>
            </text:insertion>
          </text:changed-region>
          <text:changed-region text:id="ct84196485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</text:tracked-changes>
        <text:p text:style-name="P1"><text:change text:change-id="ct847252448"/><text:change-start text:change-id="ct847348764"/>SISTEMA DE ANÁLISIS DE SOSTENIBILIDAD DE PROGRAMAS ACADÉMICOS<text:change-end text:change-id="ct847348764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<text:change text:change-id="ct847658288"/><text:change-start text:change-id="ct847655040"/>OPDI<text:change-end text:change-id="ct847655040"/></text:p>
            </table:table-cell>
            <table:table-cell table:style-name="Table1.B1" office:value-type="string">
              <text:p text:style-name="P5"><text:change-start text:change-id="ct847633632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47633632"/><text:change text:change-id="ct847258520"/><text:change-start text:change-id="ct847630720"/><text:span text:style-name="Fuente_20_de_20_párrafo_20_predeter."><text:span text:style-name="T2">Analisis</text:span></text:span><text:change-end text:change-id="ct847630720"/></text:p>
            </table:table-cell>
            <table:table-cell table:style-name="Table1.C1" office:value-type="string">
              <text:p text:style-name="P6"><text:change-start text:change-id="ct847643752"/>Página<text:change-end text:change-id="ct847643752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47802396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47802396"/><text:change text:change-id="ct839203136"/><text:change text:change-id="ct847251888"/><text:change text:change-id="ct836850036"/><text:change-start text:change-id="ct827670372"/><text:span text:style-name="Fuente_20_de_20_párrafo_20_predeter."><text:span text:style-name="T2">Revisa</text:span></text:span><text:change-end text:change-id="ct827670372"/><text:change-start text:change-id="ct827766440"/><text:span text:style-name="Fuente_20_de_20_párrafo_20_predeter."><text:span text:style-name="T2">r Solicitud</text:span></text:span><text:change-end text:change-id="ct827766440"/></text:p>
            </table:table-cell>
            <table:table-cell table:style-name="Table1.C2" office:value-type="string">
              <text:p text:style-name="P6"><text:change-start text:change-id="ct847244360"/>Identificador</text:p>
              <text:p text:style-name="P7">HU-M<text:change-end text:change-id="ct847244360"/><text:change text:change-id="ct847348988"/><text:change text:change-id="ct860734588"/><text:change-start text:change-id="ct836853172"/>AN<text:change-end text:change-id="ct836853172"/><text:change-start text:change-id="ct847803964"/>-0<text:change-end text:change-id="ct847803964"/><text:change text:change-id="ct847253008"/><text:change-start text:change-id="ct847253232"/>6<text:change-end text:change-id="ct847253232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47250432"/><text:span text:style-name="Fuente_20_de_20_párrafo_20_predeter."><text:span text:style-name="T1">Responsables</text:span></text:span><text:span text:style-name="Fuente_20_de_20_párrafo_20_predeter."><text:span text:style-name="T2">: Luis Armando Nuñez</text:span></text:span><text:change-end text:change-id="ct847250432"/></text:p>
            </table:table-cell>
            <table:table-cell table:style-name="Table1.C2" office:value-type="string">
              <text:p text:style-name="P8"><text:change-start text:change-id="ct827766104"/><text:span text:style-name="Fuente_20_de_20_párrafo_20_predeter."><text:span text:style-name="T1">Fecha</text:span></text:span></text:p>
              <text:p text:style-name="P7"><text:change-end text:change-id="ct827766104"/><text:change text:change-id="ct827766552"/><text:change-start text:change-id="ct847269632"/>10<text:change-end text:change-id="ct847269632"/><text:change-start text:change-id="ct842165568"/>-<text:change-end text:change-id="ct842165568"/><text:change text:change-id="ct847265824"/><text:change text:change-id="ct847269924"/><text:change-start text:change-id="ct847261320"/>jun<text:change-end text:change-id="ct847261320"/><text:change-start text:change-id="ct841964856"/>-2010<text:change-end text:change-id="ct841964856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2-02T11:39:32</dc:date>
    <meta:editing-cycles>49</meta:editing-cycles>
    <meta:editing-duration>PT1H34M28S</meta:editing-duration>
    <meta:template xlink:type="simple" xlink:actuate="onRequest" xlink:href="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2" meta:paragraph-count="63" meta:word-count="405" meta:character-count="2407"/>
  </office:meta>
</office:document-meta>
</file>